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48.95mm"/>
    </style:style>
    <style:style style:name="co3" style:family="table-column">
      <style:table-column-properties fo:break-before="auto" style:column-width="49.48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89.59mm"/>
    </style:style>
    <style:style style:name="co6" style:family="table-column">
      <style:table-column-properties fo:break-before="auto" style:column-width="86.59mm"/>
    </style:style>
    <style:style style:name="co7" style:family="table-column">
      <style:table-column-properties fo:break-before="auto" style:column-width="88.49mm"/>
    </style:style>
    <style:style style:name="co8" style:family="table-column">
      <style:table-column-properties fo:break-before="auto" style:column-width="90.4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OBILE</text:p>
          </table:table-cell>
          <table:table-cell table:style-name="ce1" office:value-type="string" calcext:value-type="string">
            <text:p>LAPTOP</text:p>
          </table:table-cell>
          <table:table-cell/>
          <table:table-cell table:style-name="ce1" office:value-type="string" calcext:value-type="string">
            <text:p>MOBILE_ISSUE</text:p>
          </table:table-cell>
          <table:table-cell table:style-name="ce1" office:value-type="string" calcext:value-type="string">
            <text:p>LAPTOP_ISS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BILE &amp; TABLET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LENOVO</text:p>
          </table:table-cell>
          <table:table-cell/>
          <table:table-cell office:value-type="string" calcext:value-type="string">
            <text:p>COMBO</text:p>
          </table:table-cell>
          <table:table-cell table:style-name="Default" table:formula="of:=CONCATENATE([.G2];&quot; &quot;;&quot;laptop&quot;)" office:value-type="string" office:string-value="COMBO laptop" calcext:value-type="string">
            <text:p>COMBO laptop</text:p>
          </table:table-cell>
          <table:table-cell office:value-type="string" calcext:value-type="string">
            <text:p>COMB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PTOP &amp; DESKTOP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HP</text:p>
          </table:table-cell>
          <table:table-cell/>
          <table:table-cell office:value-type="string" calcext:value-type="string">
            <text:p>TOUCH SCREEN DIGITIZER</text:p>
          </table:table-cell>
          <table:table-cell table:style-name="Default" table:formula="of:=CONCATENATE([.G3];&quot; &quot;;&quot;laptop&quot;)" office:value-type="string" office:string-value="TOUCH SCREEN DIGITIZER laptop" calcext:value-type="string">
            <text:p>TOUCH SCREEN DIGITIZER laptop</text:p>
          </table:table-cell>
          <table:table-cell office:value-type="string" calcext:value-type="string">
            <text:p>TOUCH SCREEN DIGITIZER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XIAOMI </text:p>
          </table:table-cell>
          <table:table-cell office:value-type="string" calcext:value-type="string">
            <text:p>DELL</text:p>
          </table:table-cell>
          <table:table-cell/>
          <table:table-cell office:value-type="string" calcext:value-type="string">
            <text:p>BATTERY</text:p>
          </table:table-cell>
          <table:table-cell table:style-name="Default" table:formula="of:=CONCATENATE([.G4];&quot; &quot;;&quot;laptop&quot;)" office:value-type="string" office:string-value="BATTERY laptop" calcext:value-type="string">
            <text:p>BATTERY laptop</text:p>
          </table:table-cell>
          <table:table-cell office:value-type="string" calcext:value-type="string">
            <text:p>BATTERY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REALME</text:p>
          </table:table-cell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CHARGING CONNECTOR</text:p>
          </table:table-cell>
          <table:table-cell table:style-name="Default" table:formula="of:=CONCATENATE([.G5];&quot; &quot;;&quot;laptop&quot;)" office:value-type="string" office:string-value="CHARGING CONNECTOR laptop" calcext:value-type="string">
            <text:p>CHARGING CONNECTOR laptop</text:p>
          </table:table-cell>
          <table:table-cell office:value-type="string" calcext:value-type="string">
            <text:p>CHARGING CONNECTOR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VIVO</text:p>
          </table:table-cell>
          <table:table-cell office:value-type="string" calcext:value-type="string">
            <text:p>ASUS</text:p>
          </table:table-cell>
          <table:table-cell/>
          <table:table-cell office:value-type="string" calcext:value-type="string">
            <text:p>CHARGING CONNECTOR FLEX</text:p>
          </table:table-cell>
          <table:table-cell table:style-name="Default" table:formula="of:=CONCATENATE([.G6];&quot; &quot;;&quot;laptop&quot;)" office:value-type="string" office:string-value="CHARGING CONNECTOR FLEX laptop" calcext:value-type="string">
            <text:p>CHARGING CONNECTOR FLEX laptop</text:p>
          </table:table-cell>
          <table:table-cell office:value-type="string" calcext:value-type="string">
            <text:p>CHARGING CONNECTOR FLEX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OPPO</text:p>
          </table:table-cell>
          <table:table-cell office:value-type="string" calcext:value-type="string">
            <text:p>ACER</text:p>
          </table:table-cell>
          <table:table-cell/>
          <table:table-cell office:value-type="string" calcext:value-type="string">
            <text:p>ON/OFF KEY</text:p>
          </table:table-cell>
          <table:table-cell table:style-name="Default" table:formula="of:=CONCATENATE([.G7];&quot; &quot;;&quot;laptop&quot;)" office:value-type="string" office:string-value="ON/OFF KEY laptop" calcext:value-type="string">
            <text:p>ON/OFF KEY laptop</text:p>
          </table:table-cell>
          <table:table-cell office:value-type="string" calcext:value-type="string">
            <text:p>ON/OFF KEY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HONOUR</text:p>
          </table:table-cell>
          <table:table-cell office:value-type="string" calcext:value-type="string">
            <text:p>HCL</text:p>
          </table:table-cell>
          <table:table-cell/>
          <table:table-cell office:value-type="string" calcext:value-type="string">
            <text:p>VOLUME KEY</text:p>
          </table:table-cell>
          <table:table-cell table:style-name="Default" table:formula="of:=CONCATENATE([.G8];&quot; &quot;;&quot;laptop&quot;)" office:value-type="string" office:string-value="VOLUME KEY laptop" calcext:value-type="string">
            <text:p>VOLUME KEY laptop</text:p>
          </table:table-cell>
          <table:table-cell office:value-type="string" calcext:value-type="string">
            <text:p>VOLUME KEY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NOKIA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MIC REAR</text:p>
          </table:table-cell>
          <table:table-cell table:style-name="Default" table:formula="of:=CONCATENATE([.G9];&quot; &quot;;&quot;laptop&quot;)" office:value-type="string" office:string-value="MIC REAR laptop" calcext:value-type="string">
            <text:p>MIC REAR laptop</text:p>
          </table:table-cell>
          <table:table-cell office:value-type="string" calcext:value-type="string">
            <text:p>MIC REAR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ASUS </text:p>
          </table:table-cell>
          <table:table-cell office:value-type="string" calcext:value-type="string">
            <text:p>GOOGLE</text:p>
          </table:table-cell>
          <table:table-cell/>
          <table:table-cell office:value-type="string" calcext:value-type="string">
            <text:p>MIC FRONT</text:p>
          </table:table-cell>
          <table:table-cell table:style-name="Default" table:formula="of:=CONCATENATE([.G10];&quot; &quot;;&quot;laptop&quot;)" office:value-type="string" office:string-value="MIC FRONT laptop" calcext:value-type="string">
            <text:p>MIC FRONT laptop</text:p>
          </table:table-cell>
          <table:table-cell office:value-type="string" calcext:value-type="string">
            <text:p>MIC FRONT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ONEPLUS</text:p>
          </table:table-cell>
          <table:table-cell office:value-type="string" calcext:value-type="string">
            <text:p>IBALL</text:p>
          </table:table-cell>
          <table:table-cell/>
          <table:table-cell office:value-type="string" calcext:value-type="string">
            <text:p>SPEAKER REAR</text:p>
          </table:table-cell>
          <table:table-cell table:style-name="Default" table:formula="of:=CONCATENATE([.G11];&quot; &quot;;&quot;laptop&quot;)" office:value-type="string" office:string-value="SPEAKER REAR laptop" calcext:value-type="string">
            <text:p>SPEAKER REAR laptop</text:p>
          </table:table-cell>
          <table:table-cell office:value-type="string" calcext:value-type="string">
            <text:p>SPEAKER REAR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HUAWEI</text:p>
          </table:table-cell>
          <table:table-cell office:value-type="string" calcext:value-type="string">
            <text:p>RDP</text:p>
          </table:table-cell>
          <table:table-cell/>
          <table:table-cell office:value-type="string" calcext:value-type="string">
            <text:p>SPEAKER FRONT</text:p>
          </table:table-cell>
          <table:table-cell table:style-name="Default" table:formula="of:=CONCATENATE([.G12];&quot; &quot;;&quot;laptop&quot;)" office:value-type="string" office:string-value="SPEAKER FRONT laptop" calcext:value-type="string">
            <text:p>SPEAKER FRONT laptop</text:p>
          </table:table-cell>
          <table:table-cell office:value-type="string" calcext:value-type="string">
            <text:p>SPEAKER FRONT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LENOVO</text:p>
          </table:table-cell>
          <table:table-cell office:value-type="string" calcext:value-type="string">
            <text:p>GIGABYTE</text:p>
          </table:table-cell>
          <table:table-cell/>
          <table:table-cell office:value-type="string" calcext:value-type="string">
            <text:p>BODY</text:p>
          </table:table-cell>
          <table:table-cell table:style-name="Default" table:formula="of:=CONCATENATE([.G13];&quot; &quot;;&quot;laptop&quot;)" office:value-type="string" office:string-value="BODY laptop" calcext:value-type="string">
            <text:p>BODY laptop</text:p>
          </table:table-cell>
          <table:table-cell office:value-type="string" calcext:value-type="string">
            <text:p>BODY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MOTO</text:p>
          </table:table-cell>
          <table:table-cell office:value-type="string" calcext:value-type="string">
            <text:p>LG</text:p>
          </table:table-cell>
          <table:table-cell/>
          <table:table-cell office:value-type="string" calcext:value-type="string">
            <text:p>ANTINA WIRE</text:p>
          </table:table-cell>
          <table:table-cell table:style-name="Default" table:formula="of:=CONCATENATE([.G14];&quot; &quot;;&quot;laptop&quot;)" office:value-type="string" office:string-value="ANTINA WIRE laptop" calcext:value-type="string">
            <text:p>ANTINA WIRE laptop</text:p>
          </table:table-cell>
          <table:table-cell office:value-type="string" calcext:value-type="string">
            <text:p>ANTINA WIRE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XIAOMI POCO</text:p>
          </table:table-cell>
          <table:table-cell office:value-type="string" calcext:value-type="string">
            <text:p>MICROMAX</text:p>
          </table:table-cell>
          <table:table-cell/>
          <table:table-cell office:value-type="string" calcext:value-type="string">
            <text:p>VIBRATOR</text:p>
          </table:table-cell>
          <table:table-cell table:style-name="Default" table:formula="of:=CONCATENATE([.G15];&quot; &quot;;&quot;laptop&quot;)" office:value-type="string" office:string-value="VIBRATOR laptop" calcext:value-type="string">
            <text:p>VIBRATOR laptop</text:p>
          </table:table-cell>
          <table:table-cell office:value-type="string" calcext:value-type="string">
            <text:p>VIBRATOR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10.OR</text:p>
          </table:table-cell>
          <table:table-cell office:value-type="string" calcext:value-type="string">
            <text:p>MICROSOFT</text:p>
          </table:table-cell>
          <table:table-cell/>
          <table:table-cell office:value-type="string" calcext:value-type="string">
            <text:p>BATTERY BOARD CONNECTOR</text:p>
          </table:table-cell>
          <table:table-cell table:style-name="Default" table:formula="of:=CONCATENATE([.G16];&quot; &quot;;&quot;laptop&quot;)" office:value-type="string" office:string-value="BATTERY BOARD CONNECTOR laptop" calcext:value-type="string">
            <text:p>BATTERY BOARD CONNECTOR laptop</text:p>
          </table:table-cell>
          <table:table-cell office:value-type="string" calcext:value-type="string">
            <text:p>BATTERY BOARD CONNECTOR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GIONEE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DISPLAY BOARD CONNECTOR</text:p>
          </table:table-cell>
          <table:table-cell table:style-name="Default" table:formula="of:=CONCATENATE([.G17];&quot; &quot;;&quot;laptop&quot;)" office:value-type="string" office:string-value="DISPLAY BOARD CONNECTOR laptop" calcext:value-type="string">
            <text:p>DISPLAY BOARD CONNECTOR laptop</text:p>
          </table:table-cell>
          <table:table-cell office:value-type="string" calcext:value-type="string">
            <text:p>DISPLAY BOARD CONNECTOR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LG</text:p>
          </table:table-cell>
          <table:table-cell office:value-type="string" calcext:value-type="string">
            <text:p>VAIO</text:p>
          </table:table-cell>
          <table:table-cell/>
          <table:table-cell office:value-type="string" calcext:value-type="string">
            <text:p>TOUCHSCREEN BOARD CONNECTOR</text:p>
          </table:table-cell>
          <table:table-cell table:style-name="Default" table:formula="of:=CONCATENATE([.G18];&quot; &quot;;&quot;laptop&quot;)" office:value-type="string" office:string-value="TOUCHSCREEN BOARD CONNECTOR laptop" calcext:value-type="string">
            <text:p>TOUCHSCREEN BOARD CONNECTOR laptop</text:p>
          </table:table-cell>
          <table:table-cell office:value-type="string" calcext:value-type="string">
            <text:p>TOUCHSCREEN BOARD CONNECTOR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SONY</text:p>
          </table:table-cell>
          <table:table-cell office:value-type="string" calcext:value-type="string">
            <text:p>XIAOMI</text:p>
          </table:table-cell>
          <table:table-cell/>
          <table:table-cell office:value-type="string" calcext:value-type="string">
            <text:p>SIM/MEMORY TRAY OUTER</text:p>
          </table:table-cell>
          <table:table-cell table:style-name="Default" table:formula="of:=CONCATENATE([.G19];&quot; &quot;;&quot;laptop&quot;)" office:value-type="string" office:string-value="SIM/MEMORY TRAY OUTER laptop" calcext:value-type="string">
            <text:p>SIM/MEMORY TRAY OUTER laptop</text:p>
          </table:table-cell>
          <table:table-cell office:value-type="string" calcext:value-type="string">
            <text:p>SIM/MEMORY TRAY OUTER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INFINIX</text:p>
          </table:table-cell>
          <table:table-cell office:value-type="string" calcext:value-type="string">
            <text:p>COMPAQ</text:p>
          </table:table-cell>
          <table:table-cell/>
          <table:table-cell office:value-type="string" calcext:value-type="string">
            <text:p>BACK PANEL</text:p>
          </table:table-cell>
          <table:table-cell table:style-name="Default" table:formula="of:=CONCATENATE([.G20];&quot; &quot;;&quot;laptop&quot;)" office:value-type="string" office:string-value="BACK PANEL laptop" calcext:value-type="string">
            <text:p>BACK PANEL laptop</text:p>
          </table:table-cell>
          <table:table-cell office:value-type="string" calcext:value-type="string">
            <text:p>BACK PANEL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LAVA</text:p>
          </table:table-cell>
          <table:table-cell office:value-type="string" calcext:value-type="string">
            <text:p>WIPR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PANASONI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GOOGLE MOBIL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COMI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TECN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INFOCU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YU MOBILE PHON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ITE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BLACKBERR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HT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INT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KARBON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JIVI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COOLPAD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VOT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SPIC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IBAL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CELK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LYF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ZEN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XOLO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SWIP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ALCATEL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LEPHON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MICROSOFT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SANSUI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VIDEOCON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string" calcext:value-type="string">
            <text:p>IDEA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number-columns-repeated="3" table:default-cell-style-name="ce2"/>
        <table:table-column table:style-name="co8" table:default-cell-style-name="ce2"/>
        <table:table-column table:style-name="co4" table:number-columns-repeated="1020" table:default-cell-style-name="ce2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MBO</text:p>
          </table:table-cell>
          <table:table-cell table:number-columns-repeated="2"/>
          <table:table-cell table:formula="of:=CONCATENATE([.A5];&quot; &quot;;&quot;laptop&quot;)" office:value-type="string" office:string-value="COMBO laptop" calcext:value-type="string">
            <text:p>COMBO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UCH SCREEN DIGITIZER</text:p>
          </table:table-cell>
          <table:table-cell table:number-columns-repeated="2"/>
          <table:table-cell table:formula="of:=CONCATENATE([.A6];&quot; &quot;;&quot;laptop&quot;)" office:value-type="string" office:string-value="TOUCH SCREEN DIGITIZER laptop" calcext:value-type="string">
            <text:p>TOUCH SCREEN DIGITIZER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2"/>
          <table:table-cell table:formula="of:=CONCATENATE([.A7];&quot; &quot;;&quot;laptop&quot;)" office:value-type="string" office:string-value="BATTERY laptop" calcext:value-type="string">
            <text:p>BATTERY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GING CONNECTOR</text:p>
          </table:table-cell>
          <table:table-cell table:number-columns-repeated="2"/>
          <table:table-cell table:formula="of:=CONCATENATE([.A8];&quot; &quot;;&quot;laptop&quot;)" office:value-type="string" office:string-value="CHARGING CONNECTOR laptop" calcext:value-type="string">
            <text:p>CHARGING CONNECTOR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GING CONNECTOR FLEX</text:p>
          </table:table-cell>
          <table:table-cell table:number-columns-repeated="2"/>
          <table:table-cell table:formula="of:=CONCATENATE([.A9];&quot; &quot;;&quot;laptop&quot;)" office:value-type="string" office:string-value="CHARGING CONNECTOR FLEX laptop" calcext:value-type="string">
            <text:p>CHARGING CONNECTOR FLEX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/OFF KEY</text:p>
          </table:table-cell>
          <table:table-cell table:number-columns-repeated="2"/>
          <table:table-cell table:formula="of:=CONCATENATE([.A10];&quot; &quot;;&quot;laptop&quot;)" office:value-type="string" office:string-value="ON/OFF KEY laptop" calcext:value-type="string">
            <text:p>ON/OFF KEY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UME KEY</text:p>
          </table:table-cell>
          <table:table-cell table:number-columns-repeated="2"/>
          <table:table-cell table:formula="of:=CONCATENATE([.A11];&quot; &quot;;&quot;laptop&quot;)" office:value-type="string" office:string-value="VOLUME KEY laptop" calcext:value-type="string">
            <text:p>VOLUME KEY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 REAR</text:p>
          </table:table-cell>
          <table:table-cell table:number-columns-repeated="2"/>
          <table:table-cell table:formula="of:=CONCATENATE([.A12];&quot; &quot;;&quot;laptop&quot;)" office:value-type="string" office:string-value="MIC REAR laptop" calcext:value-type="string">
            <text:p>MIC REAR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 FRONT</text:p>
          </table:table-cell>
          <table:table-cell table:number-columns-repeated="2"/>
          <table:table-cell table:formula="of:=CONCATENATE([.A13];&quot; &quot;;&quot;laptop&quot;)" office:value-type="string" office:string-value="MIC FRONT laptop" calcext:value-type="string">
            <text:p>MIC FRONT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AKER REAR</text:p>
          </table:table-cell>
          <table:table-cell table:number-columns-repeated="2"/>
          <table:table-cell table:formula="of:=CONCATENATE([.A14];&quot; &quot;;&quot;laptop&quot;)" office:value-type="string" office:string-value="SPEAKER REAR laptop" calcext:value-type="string">
            <text:p>SPEAKER REAR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AKER FRONT</text:p>
          </table:table-cell>
          <table:table-cell table:number-columns-repeated="2"/>
          <table:table-cell table:formula="of:=CONCATENATE([.A15];&quot; &quot;;&quot;laptop&quot;)" office:value-type="string" office:string-value="SPEAKER FRONT laptop" calcext:value-type="string">
            <text:p>SPEAKER FRONT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DY</text:p>
          </table:table-cell>
          <table:table-cell table:number-columns-repeated="2"/>
          <table:table-cell table:formula="of:=CONCATENATE([.A16];&quot; &quot;;&quot;laptop&quot;)" office:value-type="string" office:string-value="BODY laptop" calcext:value-type="string">
            <text:p>BODY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INA WIRE</text:p>
          </table:table-cell>
          <table:table-cell table:number-columns-repeated="2"/>
          <table:table-cell table:formula="of:=CONCATENATE([.A17];&quot; &quot;;&quot;laptop&quot;)" office:value-type="string" office:string-value="ANTINA WIRE laptop" calcext:value-type="string">
            <text:p>ANTINA WIRE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BRATOR</text:p>
          </table:table-cell>
          <table:table-cell table:number-columns-repeated="2"/>
          <table:table-cell table:formula="of:=CONCATENATE([.A18];&quot; &quot;;&quot;laptop&quot;)" office:value-type="string" office:string-value="VIBRATOR laptop" calcext:value-type="string">
            <text:p>VIBRATOR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BOARD CONNECTOR</text:p>
          </table:table-cell>
          <table:table-cell table:number-columns-repeated="2"/>
          <table:table-cell table:formula="of:=CONCATENATE([.A19];&quot; &quot;;&quot;laptop&quot;)" office:value-type="string" office:string-value="BATTERY BOARD CONNECTOR laptop" calcext:value-type="string">
            <text:p>BATTERY BOARD CONNECTOR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 BOARD CONNECTOR</text:p>
          </table:table-cell>
          <table:table-cell table:number-columns-repeated="2"/>
          <table:table-cell table:formula="of:=CONCATENATE([.A20];&quot; &quot;;&quot;laptop&quot;)" office:value-type="string" office:string-value="DISPLAY BOARD CONNECTOR laptop" calcext:value-type="string">
            <text:p>DISPLAY BOARD CONNECTOR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UCHSCREEN BOARD CONNECTOR</text:p>
          </table:table-cell>
          <table:table-cell table:number-columns-repeated="2"/>
          <table:table-cell table:formula="of:=CONCATENATE([.A21];&quot; &quot;;&quot;laptop&quot;)" office:value-type="string" office:string-value="TOUCHSCREEN BOARD CONNECTOR laptop" calcext:value-type="string">
            <text:p>TOUCHSCREEN BOARD CONNECTOR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M/MEMORY TRAY OUTER</text:p>
          </table:table-cell>
          <table:table-cell table:number-columns-repeated="2"/>
          <table:table-cell table:formula="of:=CONCATENATE([.A22];&quot; &quot;;&quot;laptop&quot;)" office:value-type="string" office:string-value="SIM/MEMORY TRAY OUTER laptop" calcext:value-type="string">
            <text:p>SIM/MEMORY TRAY OUTER lapt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 PANEL</text:p>
          </table:table-cell>
          <table:table-cell table:number-columns-repeated="2"/>
          <table:table-cell table:formula="of:=CONCATENATE([.A23];&quot; &quot;;&quot;laptop&quot;)" office:value-type="string" office:string-value="BACK PANEL laptop" calcext:value-type="string">
            <text:p>BACK PANEL laptop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IN</dc:language>
    <dc:date>2019-01-28T23:02:08.808941234</dc:date>
    <meta:editing-cycles>4</meta:editing-cycles>
    <meta:editing-duration>PT1H5M53S</meta:editing-duration>
    <meta:generator>LibreOffice/5.1.6.2$Linux_X86_64 LibreOffice_project/10m0$Build-2</meta:generator>
    <meta:document-statistic meta:table-count="3" meta:cell-count="28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